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abc</text:span><text:span text:style-name="a382" text:class-names=""/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test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7-blank-Blank" presentation:presentation-page-layout-name="Master1-PPL7" draw:id="Slide-257">
        <draw:frame draw:id="id65" draw:style-name="a390" draw:name="Graphic 2" svg:x="6.16667in" svg:y="3.25in" svg:width="1in" svg:height="1in" style:rel-width="scale" style:rel-height="scale">
          <draw:image xlink:href="media/image1.svg" xlink:type="simple" xlink:show="embed" xlink:actuate="onLoad"/>
          <svg:title/>
          <svg:desc>Compute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bc</dc:title>
    <meta:initial-creator>Michael Mester</meta:initial-creator>
    <dc:creator>Michael Mester</dc:creator>
    <meta:creation-date>2019-03-30T14:34:10Z</meta:creation-date>
    <dc:date>2019-03-30T14:35:09Z</dc:date>
    <meta:editing-cycles>1</meta:editing-cycles>
    <meta:editing-duration>PT0S</meta:editing-duration>
    <meta:document-statistic meta:paragraph-count="2" meta:word-count="2"/>
  </office:meta>
</office:document-meta>
</file>